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058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d02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b6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13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ce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07e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3fc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7f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95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88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569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066e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9e3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7e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407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e5f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3a9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f1bc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21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9a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89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af9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5d9f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84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3b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e8b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3f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238a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40a0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652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b88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109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fc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b29f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ccf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a83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bc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694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12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8f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eb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981a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a25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cde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7def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d6f3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16a2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0f6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4d5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6b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b5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cf0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2ffe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1e5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2e2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3aed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1c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29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c46b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c105ca3" officeooo:paragraph-rsid="2c105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b7557dd" style:font-name-asian="標楷體1"/>
    </style:style>
    <style:style style:name="T11" style:family="text">
      <style:text-properties style:font-name="標楷體1" officeooo:rsid="2bf1bc81" style:font-name-asian="標楷體1"/>
    </style:style>
    <style:style style:name="T12" style:family="text">
      <style:text-properties style:font-name="標楷體1" officeooo:rsid="2bf3a911" style:font-name-asian="標楷體1"/>
    </style:style>
    <style:style style:name="T13" style:family="text">
      <style:text-properties style:font-name="標楷體1" officeooo:rsid="2e2d83da" style:font-name-asian="標楷體1"/>
    </style:style>
    <style:style style:name="T14" style:family="text">
      <style:text-properties style:font-name="標楷體1" officeooo:rsid="2f9be6fe"/>
    </style:style>
    <style:style style:name="T15" style:family="text">
      <style:text-properties style:font-name="標楷體1" officeooo:rsid="299a2853"/>
    </style:style>
    <style:style style:name="T16" style:family="text">
      <style:text-properties style:font-name="標楷體1" officeooo:rsid="29d3793e"/>
    </style:style>
    <style:style style:name="T17" style:family="text">
      <style:text-properties style:font-name="標楷體1" officeooo:rsid="352e8af6"/>
    </style:style>
    <style:style style:name="T18" style:family="text">
      <style:text-properties style:font-name="標楷體1" officeooo:rsid="2a43213f"/>
    </style:style>
    <style:style style:name="T19" style:family="text">
      <style:text-properties style:font-name="標楷體1" officeooo:rsid="2aafec86"/>
    </style:style>
    <style:style style:name="T20" style:family="text">
      <style:text-properties style:font-name="標楷體1" officeooo:rsid="4c43b58b"/>
    </style:style>
    <style:style style:name="T21" style:family="text">
      <style:text-properties style:font-name="標楷體1" officeooo:rsid="2b73fccf"/>
    </style:style>
    <style:style style:name="T22" style:family="text">
      <style:text-properties style:font-name="標楷體1" officeooo:rsid="2b7694b3"/>
    </style:style>
    <style:style style:name="T23" style:family="text">
      <style:text-properties style:font-name="標楷體1" officeooo:rsid="2bb65074"/>
    </style:style>
    <style:style style:name="T24" style:family="text">
      <style:text-properties style:font-name="標楷體1" officeooo:rsid="2bcd9758"/>
    </style:style>
    <style:style style:name="T25" style:family="text">
      <style:text-properties style:font-name="標楷體1" officeooo:rsid="2bdc30ce"/>
    </style:style>
    <style:style style:name="T26" style:family="text">
      <style:text-properties style:font-name="標楷體1" officeooo:rsid="2bfb67e6"/>
    </style:style>
    <style:style style:name="T27" style:family="text">
      <style:text-properties style:font-name="標楷體1" officeooo:rsid="44a2ecfb"/>
    </style:style>
    <style:style style:name="T28" style:family="text">
      <style:text-properties officeooo:rsid="1e28fd16"/>
    </style:style>
    <style:style style:name="T29" style:family="text">
      <style:text-properties officeooo:rsid="352e8af6"/>
    </style:style>
    <style:style style:name="T30" style:family="text">
      <style:text-properties officeooo:rsid="17cb7444"/>
    </style:style>
    <style:style style:name="T31" style:family="text">
      <style:text-properties fo:color="#333333"/>
    </style:style>
    <style:style style:name="T32" style:family="text">
      <style:text-properties fo:color="#333333" style:font-name="標楷體1"/>
    </style:style>
    <style:style style:name="T33" style:family="text">
      <style:text-properties fo:color="#333333" style:font-name="標楷體1" officeooo:rsid="2b7694b3"/>
    </style:style>
    <style:style style:name="T34" style:family="text">
      <style:text-properties fo:color="#333333" style:font-name="標楷體1" style:font-name-asian="標楷體1"/>
    </style:style>
    <style:style style:name="T35" style:family="text">
      <style:text-properties fo:color="#333333" style:font-name="標楷體1" officeooo:rsid="2bb65074"/>
    </style:style>
    <style:style style:name="T36" style:family="text">
      <style:text-properties fo:color="#333333" style:font-name="標楷體1" officeooo:rsid="2bdc30ce"/>
    </style:style>
    <style:style style:name="T37" style:family="text">
      <style:text-properties fo:color="#333333" style:font-name="標楷體1" officeooo:rsid="2bfb67e6"/>
    </style:style>
    <style:style style:name="T38" style:family="text">
      <style:text-properties fo:color="#333333" officeooo:rsid="4c43b58b"/>
    </style:style>
    <style:style style:name="T39" style:family="text">
      <style:text-properties fo:color="#333333" officeooo:rsid="2e2d83da"/>
    </style:style>
    <style:style style:name="T40" style:family="text">
      <style:text-properties fo:color="#333333" officeooo:rsid="17cb7444"/>
    </style:style>
    <style:style style:name="T41" style:family="text">
      <style:text-properties officeooo:rsid="2e2d83da"/>
    </style:style>
    <style:style style:name="T42" style:family="text">
      <style:text-properties officeooo:rsid="2e2d83da" style:font-name-asian="Arial1"/>
    </style:style>
    <style:style style:name="T43" style:family="text">
      <style:text-properties officeooo:rsid="2acca8ab" style:font-name-asian="Arial1"/>
    </style:style>
    <style:style style:name="T44" style:family="text">
      <style:text-properties officeooo:rsid="2ae34198" style:font-name-asian="Arial1"/>
    </style:style>
    <style:style style:name="T45" style:family="text">
      <style:text-properties officeooo:rsid="2bf9e363" style:font-name-asian="Arial1"/>
    </style:style>
    <style:style style:name="T46" style:family="text">
      <style:text-properties officeooo:rsid="2a4022f4"/>
    </style:style>
    <style:style style:name="T47" style:family="text">
      <style:text-properties officeooo:rsid="4c43b58b"/>
    </style:style>
    <style:style style:name="T48" style:family="text">
      <style:text-properties officeooo:rsid="40b326dd"/>
    </style:style>
    <style:style style:name="T49" style:family="text">
      <style:text-properties officeooo:rsid="2aafec86"/>
    </style:style>
    <style:style style:name="T50" style:family="text">
      <style:text-properties officeooo:rsid="2a7744f3"/>
    </style:style>
    <style:style style:name="T51" style:family="text">
      <style:text-properties officeooo:rsid="2acca8ab"/>
    </style:style>
    <style:style style:name="T52" style:family="text">
      <style:text-properties officeooo:rsid="2ace03af"/>
    </style:style>
    <style:style style:name="T53" style:family="text">
      <style:text-properties officeooo:rsid="2ae34198"/>
    </style:style>
    <style:style style:name="T54" style:family="text">
      <style:text-properties fo:color="#010101" style:font-name="標楷體1" style:font-name-asian="標楷體1"/>
    </style:style>
    <style:style style:name="T55" style:family="text">
      <style:text-properties fo:color="#010101" style:font-name="標楷體1" officeooo:rsid="2ae34198" style:font-name-asian="標楷體1"/>
    </style:style>
    <style:style style:name="T56" style:family="text">
      <style:text-properties fo:color="#1c1c1c"/>
    </style:style>
    <style:style style:name="T57" style:family="text">
      <style:text-properties officeooo:rsid="2b73fccf"/>
    </style:style>
    <style:style style:name="T58" style:family="text">
      <style:text-properties officeooo:rsid="2b7557dd"/>
    </style:style>
    <style:style style:name="T59" style:family="text">
      <style:text-properties officeooo:rsid="376c64b1"/>
    </style:style>
    <style:style style:name="T60" style:family="text">
      <style:text-properties officeooo:rsid="2bf9e363"/>
    </style:style>
    <style:style style:name="T61" style:family="text">
      <style:text-properties officeooo:rsid="3fa4dedd"/>
    </style:style>
    <style:style style:name="T62" style:family="text">
      <style:text-properties officeooo:rsid="2c227b8a"/>
    </style:style>
    <style:style style:name="T63" style:family="text">
      <style:text-properties officeooo:rsid="2c227b8a" style:font-name-asian="Arial1"/>
    </style:style>
    <style:style style:name="T64" style:family="text">
      <style:text-properties officeooo:rsid="2c2499f1"/>
    </style:style>
    <style:style style:name="T65" style:family="text">
      <style:text-properties style:font-name="標楷體1" style:font-name-asian="標楷體1"/>
    </style:style>
    <style:style style:name="T66" style:family="text">
      <style:text-properties style:font-name="標楷體1" officeooo:rsid="2c2499f1" style:font-name-asian="標楷體1"/>
    </style:style>
    <style:style style:name="T67" style:family="text">
      <style:text-properties style:font-name="標楷體1" officeooo:rsid="2c3aedd7" style:font-name-asian="標楷體1"/>
    </style:style>
    <style:style style:name="T68" style:family="text">
      <style:text-properties style:font-name="標楷體1" officeooo:rsid="2c24d524"/>
    </style:style>
    <style:style style:name="T69" style:family="text">
      <style:text-properties style:font-name="標楷體1" officeooo:rsid="2c26a702"/>
    </style:style>
    <style:style style:name="T70" style:family="text">
      <style:text-properties style:font-name="標楷體1" officeooo:rsid="2c26b8ae"/>
    </style:style>
    <style:style style:name="T71" style:family="text">
      <style:text-properties style:font-name="標楷體1" officeooo:rsid="2c2b5190"/>
    </style:style>
    <style:style style:name="T72" style:family="text">
      <style:text-properties style:font-name="標楷體1" officeooo:rsid="2c2cf067"/>
    </style:style>
    <style:style style:name="T73" style:family="text">
      <style:text-properties style:text-position="sub 58%" style:font-name="標楷體1" officeooo:rsid="2c24d524"/>
    </style:style>
    <style:style style:name="T74" style:family="text">
      <style:text-properties officeooo:rsid="2c3aedd7"/>
    </style:style>
    <style:style style:name="T75" style:family="text">
      <style:text-properties style:text-position="super 58%" officeooo:rsid="2c3aedd7"/>
    </style:style>
    <style:style style:name="T76" style:family="text">
      <style:text-properties style:text-position="super 58%" style:font-name="標楷體1" officeooo:rsid="2c3aedd7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5909557" text:style-name="L1">
        <text:list-item>
          <text:p text:style-name="P1"><text:bookmark-start text:name="神"/>神<text:bookmark-end text:name="神"/></text:p>
          <text:list>
            <text:list-item>
              <text:p text:style-name="P16">（相關描述 在 <text:span text:style-name="T1">新生之書</text:span>的 <text:span text:style-name="T1">神、預言</text:span> <text:span text:style-name="T29">文件群的</text:span> <text:span text:style-name="T1">神</text:span>）</text:p>
            </text:list-item>
            <text:list-item>
              <text:p text:style-name="P22">神。</text:p>
              <text:list>
                <text:list-item>
                  <text:p text:style-name="P2">神 是 <text:span text:style-name="T30">職位</text:span><text:span text:style-name="T40">、職業、階層、身分、地位、職別、隸屬</text:span><text:span text:style-name="T30">。</text:span></text:p>
                  <text:list>
                    <text:list-item>
                      <text:p text:style-name="P22">神 是 <text:span text:style-name="T30">有 一大群沒有的超能力 並且幫助人類文明的個體</text:span>。</text:p>
                      <text:list>
                        <text:list-item>
                          <text:p text:style-name="P22">一大群沒有的超能力 不是 超能力。</text:p>
                        </text:list-item>
                        <text:list-item>
                          <text:p text:style-name="P23">一大群沒有的超能力 是 人類文明的 一大群（的 本能、傳承）沒有的 能力。</text:p>
                          <text:list>
                            <text:list-item>
                              <text:p text:style-name="P23">明顯例子，假定，某一特定個體 有（人類文明的 一大群 沒有的）降雨能力。</text:p>
                              <text:list>
                                <text:list-item>
                                  <text:p text:style-name="P23">假定，該個體 使用 降雨能力 幫助 人類文明。</text:p>
                                </text:list-item>
                                <text:list-item>
                                  <text:p text:style-name="P23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4">明顯例子，假定，某一特定個體 有（人類文明的 一大群 沒有的）遙視能力。</text:p>
                              <text:list>
                                <text:list-item>
                                  <text:p text:style-name="P24">假定，該個體 使用 遙視能力 幫助 人類文明。</text:p>
                                </text:list-item>
                                <text:list-item>
                                  <text:p text:style-name="P24">人類文明 有機率認定，該個體 是 神。</text:p>
                                </text:list-item>
                              </text:list>
                            </text:list-item>
                            <text:list-item>
                              <text:p text:style-name="P24">明顯例子，假定，某一特定個體 有（人類文明的 一大群 沒有的）三隻眼睛。</text:p>
                              <text:list>
                                <text:list-item>
                                  <text:p text:style-name="P22">假定，該個體 使用 三隻眼睛 幫助 人類文明。</text:p>
                                </text:list-item>
                                <text:list-item>
                                  <text:p text:style-name="P22">人類文明 有機率認定，該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神 是<text:span text:style-name="T31"> </text:span><text:span text:style-name="T32">&lt;?</text:span><text:span text:style-name="T37">a&gt;</text:span><text:span text:style-name="T31">神、</text:span><text:span text:style-name="T5">&lt;?</text:span><text:span text:style-name="T26">a&gt;</text:span><text:span text:style-name="T5">個</text:span>體。</text:p>
                  <text:list>
                    <text:list-item>
                      <text:p text:style-name="P25">明顯例子，人類 是 <text:span text:style-name="T5">&lt;?</text:span><text:span text:style-name="T27">2</text:span><text:span text:style-name="T26">&gt;</text:span><text:span text:style-name="T5">個</text:span>體。</text:p>
                      <text:list>
                        <text:list-item>
                          <text:p text:style-name="P120">明顯例子，石器時代的 人類 有機率認定，工業時代的 人類 是 神、<text:span text:style-name="T5">&lt;?2&gt;</text:span>神。</text:p>
                        </text:list-item>
                      </text:list>
                    </text:list-item>
                    <text:list-item>
                      <text:p text:style-name="P26">人類 有機率認定 有超能力並且幫助人類文明的<text:span text:style-name="T5">&lt;?</text:span><text:span text:style-name="T26">a&gt;</text:span>個體，是 <text:span text:style-name="T5">&lt;?</text:span><text:span text:style-name="T26">a&gt;</text:span>神。</text:p>
                    </text:list-item>
                    <text:list-item>
                      <text:p text:style-name="P27"><text:span text:style-name="T41">（李嗣涔 認定的）</text:span>神、佛。</text:p>
                      <text:list>
                        <text:list-item>
                          <text:p text:style-name="P4"><text:span text:style-name="T41">（李嗣涔 認定的）信息場 </text:span><text:span text:style-name="T42">↔</text:span><text:span text:style-name="T41"> 靈魂</text:span>世界<text:span text:style-name="T5">、&lt;?</text:span><text:span text:style-name="T25">1</text:span><text:span text:style-name="T26">&gt;</text:span><text:span text:style-name="T34">個</text:span><text:span text:style-name="T31">體生存和生活的</text:span>外在環境。</text:p>
                        </text:list-item>
                        <text:list-item>
                          <text:p text:style-name="P5"><text:span text:style-name="T13">(李嗣涔 認定的)</text:span>神、佛<text:span text:style-name="T41"> </text:span><text:span text:style-name="T42">↔</text:span><text:span text:style-name="T41"> 靈魂</text:span>層個體<text:span text:style-name="T31">、第</text:span><text:span text:style-name="T36">1</text:span><text:span text:style-name="T31">層級型態個體</text:span><text:span text:style-name="T5">、&lt;?</text:span><text:span text:style-name="T25">1</text:span><text:span text:style-name="T26">&gt;</text:span><text:span text:style-name="T5">個</text:span>體<text:span text:style-name="T32">、&lt;?</text:span><text:span text:style-name="T37">a&gt;</text:span><text:span text:style-name="T32">個</text:span><text:span text:style-name="T31">體</text:span>。</text:p>
                          <text:list>
                            <text:list-item>
                              <text:p text:style-name="P17">（第<text:span text:style-name="T25">1</text:span>層級型態個體 的 相關描述在 <text:span text:style-name="T1">世界學</text:span> 文件群的 <text:span text:style-name="T1">型態層級</text:span>）</text:p>
                            </text:list-item>
                            <text:list-item>
                              <text:p text:style-name="P28">靈魂層個體 是（新生之書 的）意識層個體。</text:p>
                              <text:list>
                                <text:list-item>
                                  <text:p text:style-name="P28">意識層個體 不是 意識層。</text:p>
                                  <text:list>
                                    <text:list-item>
                                      <text:p text:style-name="P29">意識層個體 <text:span text:style-name="T45">↔</text:span><text:span text:style-name="T60"> 靈魂</text:span>。</text:p>
                                    </text:list-item>
                                    <text:list-item>
                                      <text:p text:style-name="P28">意識層 <text:span text:style-name="T45">↔</text:span><text:span text:style-name="T60"> 意識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意識層個體 是 意識層個體、靈魂層個體。</text:p>
                                </text:list-item>
                                <text:list-item>
                                  <text:p text:style-name="P18">（靈魂 的 相關描述在 <text:span text:style-name="T1">世界學</text:span> 文件群的 <text:span text:style-name="T1">型態層級</text:span>）</text:p>
                                </text:list-item>
                              </text:list>
                            </text:list-item>
                            <text:list-item>
                              <text:p text:style-name="P18">（神、佛 的 相關描述在 <text:span text:style-name="T1">新生之書</text:span>的 <text:span text:style-name="T1">哲學</text:span> 文件群的 <text:span text:style-name="T2">李嗣涔</text:span>）</text:p>
                            </text:list-item>
                            <text:list-item>
                              <text:p text:style-name="P30">靈魂層個體 是 靈魂世界的 個體。</text:p>
                              <text:list>
                                <text:list-item>
                                  <text:p text:style-name="P30">靈魂世界 是（物質世界、靈魂世界 的）靈魂世界。</text:p>
                                  <text:list>
                                    <text:list-item>
                                      <text:p text:style-name="P31">明顯例子，人類個體 是 物質世界的 個體。</text:p>
                                    </text:list-item>
                                    <text:list-item>
                                      <text:p text:style-name="P32">明顯例子，神類個體、佛類個體 是 靈魂世界的 個體。</text:p>
                                    </text:list-item>
                                  </text:list>
                                </text:list-item>
                                <text:list-item>
                                  <text:p text:style-name="P31">物質世界、靈魂世界 有機率 互相影響。</text:p>
                                  <text:list>
                                    <text:list-item>
                                      <text:p text:style-name="P33">物質世界的個體、靈魂世界的個體 有機率 互相影響。</text:p>
                                    </text:list-item>
                                    <text:list-item>
                                      <text:p text:style-name="P30">肉質層個體、靈魂層個體 有機率 互相影響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6">（相關描述 在 <text:span text:style-name="T1">新生之書</text:span>的 <text:span text:style-name="T1">_</text:span><text:span text:style-name="T17"> </text:span><text:span text:style-name="T29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34">組織。</text:p>
                      <text:list>
                        <text:list-item>
                          <text:p text:style-name="P34">以 美國 為首的 國家政府。</text:p>
                          <text:list>
                            <text:list-item>
                              <text:p text:style-name="P34">明顯例子，美國、英國、澳洲、日本、中國、印度、俄羅斯、加拿大、以色列。</text:p>
                            </text:list-item>
                            <text:list-item>
                              <text:p text:style-name="P34">明顯例子，國家機密組織、國家政府 的 探員、軍方、警方、政方、一般民眾。</text:p>
                            </text:list-item>
                            <text:list-item>
                              <text:p text:style-name="P34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34">梵諦岡。</text:p>
                        </text:list-item>
                        <text:list-item>
                          <text:p text:style-name="P34">共濟會。</text:p>
                        </text:list-item>
                        <text:list-item>
                          <text:p text:style-name="P34">光明會。</text:p>
                        </text:list-item>
                      </text:list>
                    </text:list-item>
                    <text:list-item>
                      <text:p text:style-name="P35"><text:span text:style-name="T16">勢力</text:span>。</text:p>
                      <text:list>
                        <text:list-item>
                          <text:p text:style-name="P36">協助派。</text:p>
                          <text:list>
                            <text:list-item>
                              <text:p text:style-name="P36">保護 本書。</text:p>
                            </text:list-item>
                            <text:list-item>
                              <text:p text:style-name="P36">有機率 改變 人類文明。</text:p>
                            </text:list-item>
                          </text:list>
                        </text:list-item>
                        <text:list-item>
                          <text:p text:style-name="P36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  <text:list-item>
                              <text:p text:style-name="P36">有機率 維持、改變 人類文明。</text:p>
                            </text:list-item>
                          </text:list>
                        </text:list-item>
                        <text:list-item>
                          <text:p text:style-name="P36">觀望派。</text:p>
                          <text:list>
                            <text:list-item>
                              <text:p text:style-name="P36">觀望、觀察 本書。</text:p>
                            </text:list-item>
                            <text:list-item>
                              <text:p text:style-name="P36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34"><text:span text:style-name="T7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34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36">觀望、觀察 本書。</text:p>
                            </text:list-item>
                            <text:list-item>
                              <text:p text:style-name="P36">有機率 記錄 人類文明。</text:p>
                              <text:list>
                                <text:list-item>
                                  <text:p text:style-name="P36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有機率有、有機率發生。</text:p>
              <text:list>
                <text:list-item>
                  <text:p text:style-name="P38">協助派、阻擋派。</text:p>
                  <text:list>
                    <text:list-item>
                      <text:p text:style-name="P38">協助派。</text:p>
                      <text:list>
                        <text:list-item>
                          <text:p text:style-name="P39">保護 本書。</text:p>
                        </text:list-item>
                      </text:list>
                    </text:list-item>
                    <text:list-item>
                      <text:p text:style-name="P39">阻擋派。</text:p>
                      <text:list>
                        <text:list-item>
                          <text:p text:style-name="P40">阻擋派。</text:p>
                          <text:list>
                            <text:list-item>
                              <text:p text:style-name="P37">（試圖）阻止 本書 被發布。</text:p>
                            </text:list-item>
                          </text:list>
                        </text:list-item>
                        <text:list-item>
                          <text:p text:style-name="P39">阻擋派。</text:p>
                          <text:list>
                            <text:list-item>
                              <text:p text:style-name="P38">發覺存在。</text:p>
                            </text:list-item>
                            <text:list-item>
                              <text:p text:style-name="P38">情報收集。</text:p>
                            </text:list-item>
                            <text:list-item>
                              <text:p text:style-name="P38"><text:span text:style-name="T3">判定</text:span> 有機率威脅到 人類文明。</text:p>
                              <text:list>
                                <text:list-item>
                                  <text:p text:style-name="P38">（試圖）暗殺。</text:p>
                                </text:list-item>
                              </text:list>
                            </text:list-item>
                            <text:list-item>
                              <text:p text:style-name="P38">被提醒 不能暗殺。</text:p>
                            </text:list-item>
                            <text:list-item>
                              <text:p text:style-name="P121">利用。</text:p>
                            </text:list-item>
                            <text:list-item>
                              <text:p text:style-name="P38">發覺 本書 決定要被發布。</text:p>
                              <text:list>
                                <text:list-item>
                                  <text:p text:style-name="P38">再次（試圖）暗殺。</text:p>
                                </text:list-item>
                              </text:list>
                            </text:list-item>
                            <text:list-item>
                              <text:p text:style-name="P38">發覺 本書 即將被發布。</text:p>
                              <text:list>
                                <text:list-item>
                                  <text:p text:style-name="P38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38">本書 被發布。</text:p>
                            </text:list-item>
                          </text:list>
                        </text:list-item>
                        <text:list-item>
                          <text:p text:style-name="P38">阻擋派。</text:p>
                          <text:list>
                            <text:list-item>
                              <text:p text:style-name="P38">發覺存在。</text:p>
                              <text:list>
                                <text:list-item>
                                  <text:p text:style-name="P38">竊聽 發現 本書。</text:p>
                                  <text:list>
                                    <text:list-item>
                                      <text:p text:style-name="P38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情報收集。</text:p>
                              <text:list>
                                <text:list-item>
                                  <text:p text:style-name="P38">開始、持續、到本書發布和目前為止都（還）沒有停止 情報收集。</text:p>
                                </text:list-item>
                                <text:list-item>
                                  <text:p text:style-name="P38">使用線民、探員、軍方、警方、電器、超能力 竊聽、偷窺、超感知 情報收集。</text:p>
                                  <text:list>
                                    <text:list-item>
                                      <text:p text:style-name="P38">竊聽、偷窺、跟監、監視、線民、社交工程。</text:p>
                                      <text:list>
                                        <text:list-item>
                                          <text:p text:style-name="P38">利用 周遭個體 進行 竊聽、偷窺、跟監、監視、社交工程。</text:p>
                                        </text:list-item>
                                        <text:list-item>
                                          <text:p text:style-name="P38">利用 周遭個體 成為 線民。</text:p>
                                        </text:list-item>
                                        <text:list-item>
                                          <text:p text:style-name="P38">明顯例子，<text:span text:style-name="T14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（超視距）遙視、（預知未來型）遙視、透視、<text:span text:style-name="T28">靈魂出竅。</text:span></text:p>
                                    </text:list-item>
                                    <text:list-item>
                                      <text:p text:style-name="P38"><text:span text:style-name="T28">心電感應、催眠、靈魂控制、意識控制、竊聽腦中感知、寫入腦中感知</text:span>。</text:p>
                                      <text:list>
                                        <text:list-item>
                                          <text:p text:style-name="P41">靈魂控制 的 明顯例子，控制 某一特定個體 蘊含的 力。</text:p>
                                          <text:list>
                                            <text:list-item>
                                              <text:p text:style-name="P41">力 的 明顯例子，拉力、推力、磁力、摩擦力、內應力、剪應力。</text:p>
                                            </text:list-item>
                                            <text:list-item>
                                              <text:p text:style-name="P42">力 的 明顯例子，弱力、強力、電磁力、萬有引力。</text:p>
                                            </text:list-item>
                                            <text:list-item>
                                              <text:p text:style-name="P42">靈魂控制 有機率造成 秩序大亂、文明崩塌。</text:p>
                                            </text:list-item>
                                            <text:list-item>
                                              <text:p text:style-name="P43"><text:span text:style-name="T6">靈魂控制 有機率造成 </text:span><text:span text:style-name="T11">&lt;?</text:span><text:span text:style-name="T12">2</text:span><text:span text:style-name="T11">&gt;群體、&lt;?</text:span><text:span text:style-name="T12">2</text:span><text:span text:style-name="T11">&gt;文明 </text:span><text:span text:style-name="T6">秩序大亂、文明崩</text:span>塌。</text:p>
                                            </text:list-item>
                                            <text:list-item>
                                              <text:p text:style-name="P44"><text:span text:style-name="T6">靈魂控制 有機率造成 &lt;?</text:span><text:span text:style-name="T11">a&gt;群體、&lt;?a&gt;文明 </text:span><text:span text:style-name="T6">秩序大亂、文明崩</text:span>塌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判定 有機率威脅到 人類文明。</text:p>
                              <text:list>
                                <text:list-item>
                                  <text:p text:style-name="P38"><text:span text:style-name="T15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38">使用 線民、探員、軍方、警方、電器 竊聽、偷窺 情報收集。</text:p>
                                    </text:list-item>
                                    <text:list-item>
                                      <text:p text:style-name="P38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38">判定 有機率 威脅、摧毀 人類、人類文明、人類群體 本身、運作狀態、架構。</text:p>
                                </text:list-item>
                                <text:list-item>
                                  <text:p text:style-name="P38">（試圖）暗殺。</text:p>
                                </text:list-item>
                              </text:list>
                            </text:list-item>
                            <text:list-item>
                              <text:p text:style-name="P38">被提醒 不能 暗殺。</text:p>
                              <text:list>
                                <text:list-item>
                                  <text:p text:style-name="P38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38">利用。</text:p>
                              <text:list>
                                <text:list-item>
                                  <text:p text:style-name="P38"><text:span text:style-name="T15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8">直接、間接利用、控制、遙控、引導、誘導 本書（準備 記載、記錄）的內容。</text:p>
                                  <text:list>
                                    <text:list-item>
                                      <text:p text:style-name="P38">誘導 記載、記錄 有利於 獲利者、既得利益者、人類文明 的 內容。</text:p>
                                    </text:list-item>
                                    <text:list-item>
                                      <text:p text:style-name="P38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發覺 本書 決定要被發布。</text:p>
                              <text:list>
                                <text:list-item>
                                  <text:p text:style-name="P38"><text:span text:style-name="T15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8">發覺 本書 即將被發布。</text:p>
                              <text:list>
                                <text:list-item>
                                  <text:p text:style-name="P38"><text:span text:style-name="T15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38">本書 被發布。</text:p>
                              <text:list>
                                <text:list-item>
                                  <text:p text:style-name="P38"><text:span text:style-name="T15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38">協助派、抵擋派（仍然）存在。</text:p>
                                </text:list-item>
                                <text:list-item>
                                  <text:p text:style-name="P38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">人類文明的 領導層、遙視團隊、監控團隊 有機率認定<text:span text:style-name="T56">（）</text:span>太平凡、沒有愛心、沒有信念。</text:p>
                  <text:list>
                    <text:list-item>
                      <text:p text:style-name="P45">人類文明的 領導層、遙視團隊、監控團隊 有機率認定<text:span text:style-name="T56">（）</text:span>沒有好品德、沒有教養。</text:p>
                    </text:list-item>
                    <text:list-item>
                      <text:p text:style-name="P46">人類文明的 領導層、遙視團隊、監控團隊 有機率（對<text:span text:style-name="T56">（）</text:span>）感到 失望、輕蔑、敵視。</text:p>
                    </text:list-item>
                    <text:list-item>
                      <text:p text:style-name="P47">人類文明的 領導層、遙視團隊、監控團隊 有機率（對 本書的 內容）感到 憤怒。</text:p>
                    </text:list-item>
                    <text:list-item>
                      <text:p text:style-name="P47">人類文明的 領導層、遙視團隊、監控團隊 有機率使用 超能力、官方權力 偷窺、竊聽。</text:p>
                      <text:list>
                        <text:list-item>
                          <text:p text:style-name="P30">人類文明的 領導層、遙視團隊、監控團隊 有機率（已經、正在、即將）使用 官方權力、超能力（近距離、遠距離、超視距<text:span text:style-name="T6">）(肉質層、</text:span>靈魂<text:span text:style-name="T6">層、精神層)</text:span>偷窺、竊聽、控制、攻擊、傷害、入侵。</text:p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56">（）</text:span>周遭 有機率正在 開 超能力 派對。</text:p>
                  <text:list>
                    <text:list-item>
                      <text:p text:style-name="P49"><text:span text:style-name="T56">（）</text:span>本身、周遭 有機率 已經、正在 開 超能力 派對、戰爭。</text:p>
                    </text:list-item>
                    <text:list-item>
                      <text:p text:style-name="P50"><text:span text:style-name="T56">（）</text:span>本身、周遭 肉質層、靈魂層、精神層 有機率 已經、正在 開 超能力 派對、戰爭。</text:p>
                    </text:list-item>
                    <text:list-item>
                      <text:p text:style-name="P51"><text:span text:style-name="T56">（）</text:span>內在物質、外在環境 有機率 已經、正在 開 超能力 派對、戰爭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肉質層個體、意識層個體、精神層個體"/>肉質層個體、靈魂層個體<text:bookmark-end text:name="肉質層個體、意識層個體、精神層個體"/></text:p>
          <text:list>
            <text:list-item>
              <text:p text:style-name="P10">肉質層個體<text:span text:style-name="T31"> 的 明顯例子</text:span>，<text:span text:style-name="T31">物質世界的個體、</text:span>人類。</text:p>
            </text:list-item>
            <text:list-item>
              <text:p text:style-name="P10">靈魂層個體<text:span text:style-name="T31"> 的 明顯例子</text:span>，<text:span text:style-name="T31">靈魂世界的個體、</text:span>靈魂<text:span text:style-name="T31">、</text:span><text:span text:style-name="T39">（李嗣涔 認定的）</text:span><text:span text:style-name="T31">神、佛</text:span>。</text:p>
            </text:list-item>
          </text:list>
        </text:list-item>
        <text:list-item>
          <text:p text:style-name="P11"><text:bookmark-start text:name="大規模監控"/>大規模監控<text:bookmark-end text:name="大規模監控"/></text:p>
          <text:list>
            <text:list-item>
              <text:p text:style-name="P122">監控。</text:p>
              <text:list>
                <text:list-item>
                  <text:p text:style-name="P122">大規模監控。</text:p>
                </text:list-item>
                <text:list-item>
                  <text:p text:style-name="P122">精準監控。</text:p>
                </text:list-item>
              </text:list>
            </text:list-item>
            <text:list-item>
              <text:p text:style-name="P123">大規模監控。</text:p>
              <text:list>
                <text:list-item>
                  <text:p text:style-name="P15"><text:span text:style-name="T47">電器</text:span><text:span text:style-name="T38">型大規模</text:span><text:span text:style-name="T47">監控</text:span>。</text:p>
                </text:list-item>
                <text:list-item>
                  <text:p text:style-name="P126">位<text:span text:style-name="T47">器型大規模監控</text:span>。</text:p>
                </text:list-item>
                <text:list-item>
                  <text:p text:style-name="P15"><text:span text:style-name="T47">超能力</text:span><text:span text:style-name="T38">型大規模</text:span><text:span text:style-name="T47">監控</text:span>。</text:p>
                </text:list-item>
              </text:list>
            </text:list-item>
            <text:list-item>
              <text:p text:style-name="P124">大規模監控。</text:p>
              <text:list>
                <text:list-item>
                  <text:p text:style-name="P125"><text:span text:style-name="T20">第</text:span><text:span text:style-name="T19">a層級型態</text:span><text:span text:style-name="T47">大規模監控</text:span>。</text:p>
                </text:list-item>
              </text:list>
            </text:list-item>
            <text:list-item>
              <text:p text:style-name="P52">電器型大規模監控。</text:p>
              <text:list>
                <text:list-item>
                  <text:p text:style-name="P53">電器型大規模監控 是 使用 電器 進行 大規模監控。</text:p>
                  <text:list>
                    <text:list-item>
                      <text:p text:style-name="P12"><text:span text:style-name="T31">電器型大規模監控 是 </text:span>使用 電器<text:span text:style-name="T31"> 進行（近距離、遠距離、超視距）大規模</text:span>監控。</text:p>
                    </text:list-item>
                    <text:list-item>
                      <text:p text:style-name="P54">電器型大規模監控 是 設計、製造、使用 光 大規模、<text:span text:style-name="T5">精準 </text:span>監控、<text:span text:style-name="T5">側寫（</text:span><text:span text:style-name="T18">profile）</text:span>。</text:p>
                    </text:list-item>
                    <text:list-item>
                      <text:p text:style-name="P55">電器型大規模監控 是 設計、製造、使用 電器 大規模、<text:span text:style-name="T5">精準 </text:span>監控、<text:span text:style-name="T5">側寫(</text:span><text:span text:style-name="T18">profile)</text:span>。</text:p>
                    </text:list-item>
                  </text:list>
                </text:list-item>
                <text:list-item>
                  <text:p text:style-name="P56">明顯例子，電腦、手機、簡訊、網路、攝影機、社交軟體、<text:span text:style-name="T6">GPS、汽車</text:span>、電錶、插座<text:span text:style-name="T5">、</text:span><text:span text:style-name="T48">無線電</text:span>。</text:p>
                  <text:list>
                    <text:list-item>
                      <text:p text:style-name="P52">明顯例子，某一特定監控個體 使用 伺服器後門、基地台後門、雲端後門 大規模監控。</text:p>
                      <text:list>
                        <text:list-item>
                          <text:p text:style-name="P57">該監控個體 使用 伺服器後門、基地台後門、雲端後門 大規模監控 領導層、國民群。</text:p>
                          <text:list>
                            <text:list-item>
                              <text:p text:style-name="P58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58"><text:span text:style-name="T5">該監控個體 有機率大規模側寫（</text:span><text:span text:style-name="T18">profile）</text:span>。</text:p>
                          <text:list>
                            <text:list-item>
                              <text:p text:style-name="P58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明顯例子，某一特定監控個體 使用 木馬、後門 精準監控。</text:p>
                      <text:list>
                        <text:list-item>
                          <text:p text:style-name="P59">該監控個體 使用 木馬、後門 精準監控 領導層、國民群。</text:p>
                        </text:list-item>
                        <text:list-item>
                          <text:p text:style-name="P57">假定，該監控個體 發現，需要重點注意的 個體。</text:p>
                          <text:list>
                            <text:list-item>
                              <text:p text:style-name="P57">該監控個體 有機率，在 該個體的 電腦、手機 植入 木馬、後門、遠端操控權限。</text:p>
                            </text:list-item>
                            <text:list-item>
                              <text:p text:style-name="P57">該監控個體 有機率 監控、操控 該個體的 電腦、手機、簡訊、網路、攝影機。</text:p>
                            </text:list-item>
                            <text:list-item>
                              <text:p text:style-name="P60">該監控個體<text:span text:style-name="T6"> </text:span><text:span text:style-name="T8">24</text:span><text:span text:style-name="T46">小時、</text:span>全時段、全方位 觀察、偷窺、竊聽 該個體的電器、該個體。</text:p>
                            </text:list-item>
                            <text:list-item>
                              <text:p text:style-name="P60"><text:span text:style-name="T5">該監控個體 有機率針對 該個體，建立 更精準的、更隱私的 側寫（</text:span><text:span text:style-name="T18">profile）</text:span>。</text:p>
                            </text:list-item>
                            <text:list-item>
                              <text:p text:style-name="P60">假定，該監控個體 認定，該個體 有機率對 群體、文明 有危害、有威脅。</text:p>
                              <text:list>
                                <text:list-item>
                                  <text:p text:style-name="P60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61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明顯例子，某一特定監控個體 有機率認定，地球 是 練習場、實驗室、工作範圍。</text:p>
                      <text:list>
                        <text:list-item>
                          <text:p text:style-name="P61">假定，某一特定個體 感測到，自己、電器 被 偷窺、竊聽、控制。</text:p>
                          <text:list>
                            <text:list-item>
                              <text:p text:style-name="P61">該個體 有機率認定，是 錯覺。</text:p>
                            </text:list-item>
                            <text:list-item>
                              <text:p text:style-name="P62">該監控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63">假定，某一特定個體 認定，自己、電器 被 偷窺、竊聽、控制。</text:p>
                          <text:list>
                            <text:list-item>
                              <text:p text:style-name="P64">其他個體 有機率認定，該個體 是 被害妄想症、精神病患者。</text:p>
                            </text:list-item>
                            <text:list-item>
                              <text:p text:style-name="P63">該監控個體 有機率認定，就算 被（該個體）發現 也沒關係。</text:p>
                            </text:list-item>
                            <text:list-item>
                              <text:p text:style-name="P65">該個體 有機率 更新、掃毒、掃漏洞、裝補丁、聘請資安團隊、完全遠離電器。</text:p>
                            </text:list-item>
                            <text:list-item>
                              <text:p text:style-name="P65">該個體 有機率 檢查、擋住 攝影機、麥克風、電磁波、插座、電線、封包、沙發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51">位</text:span>器型大規模監控。</text:p>
              <text:list>
                <text:list-item>
                  <text:p text:style-name="P67">位器型大規模監控 是 使用 位器 進行 大規模監控。</text:p>
                  <text:list>
                    <text:list-item>
                      <text:p text:style-name="P68">位器型大規模監控 是 使用 位器 進行（近距離、遠距離、超視距）大規模監控。</text:p>
                    </text:list-item>
                    <text:list-item>
                      <text:p text:style-name="P54">位器型大規模監控 是 設計、製造、使用 <text:span text:style-name="T52">力</text:span> 大規模、<text:span text:style-name="T5">精準 </text:span>監控、<text:span text:style-name="T5">側寫（</text:span><text:span text:style-name="T18">profile）</text:span>。</text:p>
                    </text:list-item>
                    <text:list-item>
                      <text:p text:style-name="P68">位器型大規模監控 是 設計、製造、使用 位器 大規模、<text:span text:style-name="T5">精準 </text:span>監控、<text:span text:style-name="T5">側寫(</text:span><text:span text:style-name="T18">profile)</text:span>。</text:p>
                    </text:list-item>
                  </text:list>
                </text:list-item>
                <text:list-item>
                  <text:p text:style-name="P66"><text:span text:style-name="T51">位</text:span>器型大規模監控 <text:span text:style-name="T43">↔</text:span><text:span text:style-name="T51"> </text:span>電器型大規模監控。</text:p>
                  <text:list>
                    <text:list-item>
                      <text:p text:style-name="P66">位動波 <text:span text:style-name="T43">↔</text:span><text:span text:style-name="T51"> </text:span>電磁波。</text:p>
                      <text:list>
                        <text:list-item>
                          <text:p text:style-name="P69">位訊號 <text:span text:style-name="T43">↔</text:span><text:span text:style-name="T51"> </text:span>電訊號。</text:p>
                        </text:list-item>
                      </text:list>
                    </text:list-item>
                    <text:list-item>
                      <text:p text:style-name="P127">力<text:span text:style-name="T47"> </text:span><text:span text:style-name="T43">↔</text:span><text:span text:style-name="T51"> </text:span>光。</text:p>
                    </text:list-item>
                    <text:list-item>
                      <text:p text:style-name="P70"><text:span text:style-name="T51">聲音、重力波 </text:span><text:span text:style-name="T43">↔</text:span><text:span text:style-name="T51"> 光波</text:span>。</text:p>
                    </text:list-item>
                  </text:list>
                </text:list-item>
              </text:list>
            </text:list-item>
            <text:list-item>
              <text:p text:style-name="P71">超能力型大規模監控。</text:p>
              <text:list>
                <text:list-item>
                  <text:p text:style-name="P71">超能力型大規模監控 是 使用 超能力 進行 大規模監控。</text:p>
                  <text:list>
                    <text:list-item>
                      <text:p text:style-name="P12"><text:span text:style-name="T31">超能力型大規模監控 是 </text:span>使用 超能力<text:span text:style-name="T31"> 進行（近距離、遠距離、超視距）大規模</text:span>監控。</text:p>
                    </text:list-item>
                    <text:list-item>
                      <text:p text:style-name="P71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72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52">明顯例子，超感知、超行為。</text:p>
                  <text:list>
                    <text:list-item>
                      <text:p text:style-name="P19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73">明顯例子，某一特定個體 使用 靈魂層工具、超能力工具 大規模監控。</text:p>
                      <text:list>
                        <text:list-item>
                          <text:p text:style-name="P74">該個體 使用 靈魂層工具、超能力工具，大規模監控 領導層、國民群。</text:p>
                        </text:list-item>
                        <text:list-item>
                          <text:p text:style-name="P74"><text:span text:style-name="T5">該個體 有機率大規模側寫（</text:span><text:span text:style-name="T18">profile）</text:span>。</text:p>
                        </text:list-item>
                      </text:list>
                    </text:list-item>
                    <text:list-item>
                      <text:p text:style-name="P75">明顯例子，靈魂層個體、超能力個體 使用 心電感應、<text:span text:style-name="T28">竊聽腦中感知</text:span> 精準監控。</text:p>
                      <text:list>
                        <text:list-item>
                          <text:p text:style-name="P75">靈魂層個體、超能力個體 使用 心電感應，精準監控 領導層、國民群。</text:p>
                        </text:list-item>
                        <text:list-item>
                          <text:p text:style-name="P75">假定，靈魂層個體、超能力個體 發現，需要重點注意的 個體。</text:p>
                          <text:list>
                            <text:list-item>
                              <text:p text:style-name="P75">靈魂層個體、超能力個體<text:span text:style-name="T6"> </text:span><text:span text:style-name="T8">24</text:span><text:span text:style-name="T46">小時、</text:span>全時段、全方位 觀察、偷窺、竊聽 該個體。</text:p>
                              <text:list>
                                <text:list-item>
                                  <text:p text:style-name="P75">靈魂層個體、超能力個體<text:span text:style-name="T6"> 有機率使用（近距離、遠距離、超視距）遙視、透視、心靈感應</text:span> 觀察、偷窺、竊聽 該個體（本身）、周遭環境、周遭個體。</text:p>
                                </text:list-item>
                              </text:list>
                            </text:list-item>
                            <text:list-item>
                              <text:p text:style-name="P75">靈魂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75">假定，靈魂層、超能力 個體 認定，該個體 有機率對 群體、文明 有危害、有威脅。</text:p>
                          <text:list>
                            <text:list-item>
                              <text:p text:style-name="P75">靈魂層個體、超能力個體 有機率使用 超行為，威脅、攻擊、傷害、改變 該個體。</text:p>
                              <text:list>
                                <text:list-item>
                                  <text:p text:style-name="P75">靈魂層個體、超能力個體 有機率使用，靈魂<text:span text:style-name="T28">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明顯例子，靈魂層個體、超能力個體 有機率認定，地球 是 練習場、實驗室、工作範圍。</text:p>
                      <text:list>
                        <text:list-item>
                          <text:p text:style-name="P76">假定，某一特定個體 感測到，自己（的 身體、意識）被 偷窺、竊聽、控制。</text:p>
                          <text:list>
                            <text:list-item>
                              <text:p text:style-name="P77">該個體 有機率認定，是 錯覺。</text:p>
                            </text:list-item>
                            <text:list-item>
                              <text:p text:style-name="P75">靈魂層個體、超能力個體 有機率認定，就算 失敗 也沒關係。</text:p>
                            </text:list-item>
                          </text:list>
                        </text:list-item>
                        <text:list-item>
                          <text:p text:style-name="P78">假定，某一特定個體 認定，自己（的 身體、意識）被 偷窺、竊聽、控制。</text:p>
                          <text:list>
                            <text:list-item>
                              <text:p text:style-name="P64">其他個體 有機率認定，該個體 是 被害妄想症、精神病患者。</text:p>
                            </text:list-item>
                            <text:list-item>
                              <text:p text:style-name="P75">靈魂層個體、超能力個體 有機率認定，就算 被（該個體）發現 也沒關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被超能力監控的個體 有機率 感測不到、認知不到、沒有意識到，自己 被 超能力 監控。</text:p>
                  <text:list>
                    <text:list-item>
                      <text:p text:style-name="P80">明顯例子，假定，帶有探照燈的攝影機 發射出 可見光。</text:p>
                      <text:list>
                        <text:list-item>
                          <text:p text:style-name="P81">假定，人 被 可見光 照射。</text:p>
                        </text:list-item>
                        <text:list-item>
                          <text:p text:style-name="P80">人 有機率感測得到 可見光。</text:p>
                        </text:list-item>
                        <text:list-item>
                          <text:p text:style-name="P82">攝影機 有機率 感測到、感受到，人 反射的 可見光。</text:p>
                          <text:list>
                            <text:list-item>
                              <text:p text:style-name="P82">外在環境 有機率發射（外在環境 的）可見光。</text:p>
                            </text:list-item>
                            <text:list-item>
                              <text:p text:style-name="P82">外在環境 有機率 折射、反射、散射，帶有探照燈的攝影機 發射的 可見光。</text:p>
                            </text:list-item>
                            <text:list-item>
                              <text:p text:style-name="P82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3">明顯例子，假定，帶有探照燈的攝影機 發射出 無線電。</text:p>
                      <text:list>
                        <text:list-item>
                          <text:p text:style-name="P84">假定，人 被 無線電 照射。</text:p>
                        </text:list-item>
                        <text:list-item>
                          <text:p text:style-name="P84">人 有機率感測不到 無線電。</text:p>
                        </text:list-item>
                        <text:list-item>
                          <text:p text:style-name="P85">攝影機 有機率 感測到、感受到，人 反射的 無線電。</text:p>
                          <text:list>
                            <text:list-item>
                              <text:p text:style-name="P85">外在環境 有機率發射（外在環境 的）無線電。</text:p>
                            </text:list-item>
                            <text:list-item>
                              <text:p text:style-name="P86">外在環境 有機率 折射、反射、散射，帶有探照燈的攝影機 發射的 無線電。</text:p>
                            </text:list-item>
                            <text:list-item>
                              <text:p text:style-name="P87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83">帶有探照燈的攝影機 <text:span text:style-name="T44">↔</text:span><text:span text:style-name="T53"> 超能力者</text:span>。</text:p>
                          <text:list>
                            <text:list-item>
                              <text:p text:style-name="P88">發射、感測（無線電 的）能力<text:span text:style-name="T53"> </text:span><text:span text:style-name="T44">↔</text:span><text:span text:style-name="T53"> 超能力</text:span>。</text:p>
                            </text:list-item>
                            <text:list-item>
                              <text:p text:style-name="P89">無線電 <text:span text:style-name="T44">↔</text:span><text:span text:style-name="T53">（超能力 的）能量</text:span>。<text:span text:style-name="T54">{、儲量、宗量</text:span><text:span text:style-name="T55">、個體}</text:span></text:p>
                            </text:list-item>
                            <text:list-item>
                              <text:p text:style-name="P90">人 <text:span text:style-name="T44">↔</text:span><text:span text:style-name="T53"> </text:span>被超能力監控的個體。</text:p>
                            </text:list-item>
                            <text:list-item>
                              <text:p text:style-name="P91">人 被 無線電 照射<text:span text:style-name="T53"> </text:span><text:span text:style-name="T44">↔</text:span><text:span text:style-name="T53"> 心電感應、催眠、靈魂控制、意識控制、寫入腦中感知</text:span>。</text:p>
                            </text:list-item>
                            <text:list-item>
                              <text:p text:style-name="P91">人 反射的 無線電 <text:span text:style-name="T44">↔</text:span><text:span text:style-name="T53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超能力型大規模監控 <text:span text:style-name="T43">↔</text:span><text:span text:style-name="T51"> </text:span>電器型大規模監控。</text:p>
                  <text:list>
                    <text:list-item>
                      <text:p text:style-name="P79">（靈魂）（？？？）波 <text:span text:style-name="T43">↔</text:span><text:span text:style-name="T51"> </text:span>電磁波。</text:p>
                      <text:list>
                        <text:list-item>
                          <text:p text:style-name="P79">靈魂訊號 <text:span text:style-name="T43">↔</text:span><text:span text:style-name="T51"> </text:span>電訊號。</text:p>
                        </text:list-item>
                      </text:list>
                    </text:list-item>
                    <text:list-item>
                      <text:p text:style-name="P128"><text:span text:style-name="T53">（超能力 的）能量 </text:span><text:span text:style-name="T43">↔</text:span><text:span text:style-name="T51"> </text:span>光。</text:p>
                      <text:list>
                        <text:list-item>
                          <text:p text:style-name="P92"><text:span text:style-name="T53">（超能力 的）波 </text:span><text:span text:style-name="T43">↔</text:span><text:span text:style-name="T51"> 光波</text:span>。<text:span text:style-name="T54">{</text:span><text:span text:style-name="T55">、能量波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<text:span text:style-name="T5">第</text:span><text:span text:style-name="T19">a層級型態</text:span>大規模監控<text:span text:style-name="T49">。</text:span></text:p>
              <text:list>
                <text:list-item>
                  <text:p text:style-name="P75">明顯例子，<text:span text:style-name="T50">肉質層型</text:span>大規模監控、靈魂<text:span text:style-name="T50">層型</text:span>大規模監控、精神<text:span text:style-name="T50">層型</text:span>大規模監控。</text:p>
                </text:list-item>
              </text:list>
            </text:list-item>
          </text:list>
        </text:list-item>
        <text:list-item>
          <text:p text:style-name="P93"><text:bookmark-start text:name="&lt;_3_&gt;個體"/><text:span text:style-name="T5">&lt;_?</text:span><text:span text:style-name="T21">3_&gt;</text:span><text:span text:style-name="T57">個體</text:span><text:bookmark-end text:name="&lt;_3_&gt;個體"/></text:p>
          <text:list>
            <text:list-item>
              <text:p text:style-name="P13"><text:span text:style-name="T33">個體、群體（自己）</text:span><text:span text:style-name="T22">獨立思考、意識判斷、自由選擇</text:span><text:span text:style-name="T33"> 要、不要，</text:span><text:span text:style-name="T31">以 </text:span><text:span text:style-name="T34">&lt;_?3_&gt;個</text:span><text:span text:style-name="T31">體 為 中心思想</text:span><text:span text:style-name="T5">。</text:span></text:p>
              <text:list>
                <text:list-item>
                  <text:p text:style-name="P94"><text:span text:style-name="T22">個體、群體（自己）獨立思考、意識判斷、自由選擇 要、不要，</text:span>以 大自然 為 中心思想<text:span text:style-name="T5">。</text:span></text:p>
                  <text:list>
                    <text:list-item>
                      <text:p text:style-name="P95"><text:span text:style-name="T22">獨立思考、意識判斷、自由選擇</text:span><text:span text:style-name="T53"> </text:span>是 <text:span text:style-name="T22">個體、群體 獨立思考、意識判斷、自由選擇</text:span><text:span text:style-name="T5">。</text:span></text:p>
                    </text:list-item>
                    <text:list-item>
                      <text:p text:style-name="P14"><text:span text:style-name="T22">個體、群體</text:span><text:span text:style-name="T33">（自己）</text:span><text:span text:style-name="T35">獨立</text:span><text:span text:style-name="T23">思考、</text:span><text:span text:style-name="T35">群體</text:span><text:span text:style-name="T23">討論、</text:span><text:span text:style-name="T35">意識</text:span><text:span text:style-name="T23">判斷、</text:span><text:span text:style-name="T35">觀點</text:span><text:span text:style-name="T23">認定、</text:span><text:span text:style-name="T35">自由</text:span><text:span text:style-name="T23">選擇、</text:span><text:span text:style-name="T35">實際</text:span><text:span text:style-name="T23">執行</text:span><text:span text:style-name="T5">。</text:span></text:p>
                    </text:list-item>
                    <text:list-item>
                      <text:p text:style-name="P96"><text:span text:style-name="T5">個體、群體（自己）質疑、</text:span><text:span text:style-name="T24">驗證</text:span><text:span text:style-name="T5">、</text:span><text:span text:style-name="T24">好奇、遞迴、拓展、跨領域移植</text:span><text:span text:style-name="T5">。</text:span></text:p>
                    </text:list-item>
                  </text:list>
                </text:list-item>
              </text:list>
            </text:list-item>
            <text:list-item>
              <text:p text:style-name="P96"><text:span text:style-name="T5">假定，</text:span><text:span text:style-name="T22">個體</text:span>、群體<text:span text:style-name="T22"> </text:span>以<text:span text:style-name="T6"> &lt;_?</text:span><text:span text:style-name="T10">3_&gt;</text:span><text:span text:style-name="T58">個體 為 中心思想</text:span>。</text:p>
              <text:list>
                <text:list-item>
                  <text:p text:style-name="P97">個體、群體 的 本能、傳承、存在、變化、生存、生活 不是，<text:span text:style-name="T6">為了 自己</text:span>。</text:p>
                </text:list-item>
                <text:list-item>
                  <text:p text:style-name="P98">個體、群體 的 本能、傳承、存在、變化、生存、生活 是，<text:span text:style-name="T6">為了 &lt;_?</text:span><text:span text:style-name="T10">3_&gt;</text:span><text:span text:style-name="T58">個體</text:span>。</text:p>
                  <text:list>
                    <text:list-item>
                      <text:p text:style-name="P99">個體、群體 的 本能、傳承、存在、變化、生存、生活 是<text:span text:style-name="T6">為了 提升、昇華 &lt;_?</text:span><text:span text:style-name="T10">3_&gt;</text:span><text:span text:style-name="T58">個體</text:span>。</text:p>
                    </text:list-item>
                  </text:list>
                </text:list-item>
              </text:list>
            </text:list-item>
            <text:list-item>
              <text:p text:style-name="P100">假定，個體、物種、文明 以 <text:span text:style-name="T6">&lt;_?3_&gt;個</text:span>體 為 中心思想。</text:p>
              <text:list>
                <text:list-item>
                  <text:p text:style-name="P101">個體的存在、物種的延續、文明的傳承 不是，為了 自己。</text:p>
                </text:list-item>
                <text:list-item>
                  <text:p text:style-name="P102">個體的存在、物種的延續、文明的傳承 是，<text:span text:style-name="T6">為了 &lt;_?</text:span><text:span text:style-name="T10">3_&gt;</text:span><text:span text:style-name="T58">個體</text:span>。</text:p>
                  <text:list>
                    <text:list-item>
                      <text:p text:style-name="P103">個體的存在、物種的延續、<text:span text:style-name="T22">文明</text:span>的傳承 是<text:span text:style-name="T6">為了 提升、昇華 &lt;_?</text:span><text:span text:style-name="T10">3_&gt;</text:span><text:span text:style-name="T58">個體</text:span>。</text:p>
                    </text:list-item>
                    <text:list-item>
                      <text:p text:style-name="P104"><text:span text:style-name="T22">個體 的 明顯例子，聲音、人類、樹木、土壤、地球、月亮、太陽、太陽系、電腦、數學</text:span>。</text:p>
                    </text:list-item>
                    <text:list-item>
                      <text:p text:style-name="P105"><text:span text:style-name="T22">個體 的 明顯例子，能量、動物、植物、靜物、行星、衛星、恆星、恆星系、科技、學門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<text:bookmark-start text:name="學門"/>學門<text:bookmark-end text:name="學門"/></text:p>
          <text:list>
            <text:list-item>
              <text:p text:style-name="P105">個體學。</text:p>
              <text:list>
                <text:list-item>
                  <text:p text:style-name="P105">世界學。</text:p>
                  <text:list>
                    <text:list-item>
                      <text:p text:style-name="P20">（世界學 的 相關描述在 <text:span text:style-name="T1">世界學</text:span> 文件群的 <text:span text:style-name="T1">世界學</text:span>）</text:p>
                    </text:list-item>
                    <text:list-item>
                      <text:p text:style-name="P105">物質世界學。</text:p>
                      <text:list>
                        <text:list-item>
                          <text:p text:style-name="P21">（物質世界學 的 相關描述在 <text:span text:style-name="T1">物質世界學</text:span> 文件群）</text:p>
                        </text:list-item>
                      </text:list>
                    </text:list-item>
                    <text:list-item>
                      <text:p text:style-name="P105">靈魂世界學。</text:p>
                      <text:list>
                        <text:list-item>
                          <text:p text:style-name="P21">（世界學 的 相關描述在 <text:span text:style-name="T1">靈魂世界學</text:span> 文件群）</text:p>
                        </text:list-item>
                      </text:list>
                    </text:list-item>
                  </text:list>
                </text:list-item>
                <text:list-item>
                  <text:p text:style-name="P105">文明學。</text:p>
                  <text:list>
                    <text:list-item>
                      <text:p text:style-name="P106"><text:span text:style-name="T59">記錄、好奇、探索</text:span> 文明（本身）。</text:p>
                    </text:list-item>
                    <text:list-item>
                      <text:p text:style-name="P106"><text:span text:style-name="T59">記錄、好奇、探索</text:span> 文明的 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<text:bookmark-start text:name="投影世界觀"/><text:span text:style-name="T61">投影世界觀</text:span><text:bookmark-end text:name="投影世界觀"/></text:p>
          <text:list>
            <text:list-item>
              <text:p text:style-name="P107">明顯例子，假定，手電筒 照射 球。</text:p>
              <text:list>
                <text:list-item>
                  <text:p text:style-name="P108">假定，第一個個體 觀測 球。</text:p>
                  <text:list>
                    <text:list-item>
                      <text:p text:style-name="P107">第一個個體 站在 第一個位置，觀測、描述、記憶、記載 球的 特徵、影子、影子的特徵。</text:p>
                    </text:list-item>
                    <text:list-item>
                      <text:p text:style-name="P107">第一個個體 觀測、描述、記憶、紀載 的 球 <text:span text:style-name="T63">↔</text:span><text:span text:style-name="T62">（第一個個體 對 球的）投影世界觀</text:span>。</text:p>
                    </text:list-item>
                  </text:list>
                </text:list-item>
                <text:list-item>
                  <text:p text:style-name="P107">假定，<text:span text:style-name="T66">a個手電筒 照射 球，形成 b個</text:span><text:span text:style-name="T64">影子。</text:span></text:p>
                  <text:list>
                    <text:list-item>
                      <text:p text:style-name="P107"><text:span text:style-name="T66">a、b 是 某一特定數值</text:span>。</text:p>
                    </text:list-item>
                  </text:list>
                </text:list-item>
                <text:list-item>
                  <text:p text:style-name="P109">假定，第一個個體 對 球的存在，擁有 <text:span text:style-name="T68">a</text:span><text:span text:style-name="T73">1</text:span><text:span text:style-name="T66">個投影世界觀</text:span>。</text:p>
                  <text:list>
                    <text:list-item>
                      <text:p text:style-name="P109"><text:span text:style-name="T68">a</text:span><text:span text:style-name="T73">1</text:span><text:span text:style-name="T66"> 是 某一特定數值</text:span>。</text:p>
                    </text:list-item>
                    <text:list-item>
                      <text:p text:style-name="P111"><text:span text:style-name="T68">a</text:span><text:span text:style-name="T73">1</text:span><text:span text:style-name="T66">個投影世界觀（之間）有機率 部分衝突、邏輯不自洽</text:span>。</text:p>
                    </text:list-item>
                    <text:list-item>
                      <text:p text:style-name="P119"><text:span text:style-name="T68">a</text:span><text:span text:style-name="T73">1</text:span><text:span text:style-name="T66">個投影世界觀 對 球的 存在、現象、本質，進行 認定、描述、賦予意義</text:span>。</text:p>
                    </text:list-item>
                  </text:list>
                </text:list-item>
                <text:list-item>
                  <text:p text:style-name="P109">假定，第一個個體 對 球的影子，擁有 <text:span text:style-name="T69">b</text:span><text:span text:style-name="T73">1</text:span><text:span text:style-name="T66">個投影世界觀</text:span>。</text:p>
                  <text:list>
                    <text:list-item>
                      <text:p text:style-name="P110"><text:span text:style-name="T70">b</text:span><text:span text:style-name="T73">1</text:span><text:span text:style-name="T66"> 是 某一特定數值</text:span>。</text:p>
                    </text:list-item>
                    <text:list-item>
                      <text:p text:style-name="P111"><text:span text:style-name="T71">b</text:span><text:span text:style-name="T73">1</text:span><text:span text:style-name="T66">個投影世界觀（之間）有機率 部分衝突、邏輯不自洽</text:span>。</text:p>
                    </text:list-item>
                    <text:list-item>
                      <text:p text:style-name="P112"><text:span text:style-name="T72">b</text:span><text:span text:style-name="T73">1</text:span><text:span text:style-name="T66">個投影世界觀 對 球的 影子、影子的現象、影子的本質，進行 認定、描述、賦予意義</text:span>。</text:p>
                    </text:list-item>
                  </text:list>
                </text:list-item>
                <text:list-item>
                  <text:p text:style-name="P113">球（本身）<text:span text:style-name="T63">↔</text:span><text:span text:style-name="T62"> 真實世界</text:span>。</text:p>
                  <text:list>
                    <text:list-item>
                      <text:p text:style-name="P118">球（本身）<text:span text:style-name="T63">↔</text:span><text:span text:style-name="T62"> 真實世界。</text:span></text:p>
                      <text:list>
                        <text:list-item>
                          <text:p text:style-name="P118">球、光、手電筒（本身）<text:span text:style-name="T63">↔</text:span><text:span text:style-name="T62"> 真實世界</text:span>。</text:p>
                        </text:list-item>
                        <text:list-item>
                          <text:p text:style-name="P118">（手電筒 發射的）光<text:span text:style-name="T62"> </text:span><text:span text:style-name="T63">↔</text:span><text:span text:style-name="T62">（讓 第一個個體 能夠觀測到 真實世界的）某一特定存在</text:span>。</text:p>
                          <text:list>
                            <text:list-item>
                              <text:p text:style-name="P113"><text:span text:style-name="T62">第一個個體 對 </text:span>球（本身）<text:span text:style-name="T62">的 認定 </text:span><text:span text:style-name="T63">↔</text:span><text:span text:style-name="T62"> 真實世界觀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球的 表面、影子<text:span text:style-name="T62"> </text:span><text:span text:style-name="T63">↔</text:span><text:span text:style-name="T62"> 投影世界</text:span>。</text:p>
                      <text:list>
                        <text:list-item>
                          <text:p text:style-name="P116">表面 的 明顯例子，顏色、大小、形狀、紋路、光澤、<text:span text:style-name="T67">(</text:span><text:span text:style-name="T6">本質</text:span><text:span text:style-name="T67">)</text:span><text:span text:style-name="T76">n</text:span><text:span text:style-name="T6">、現象</text:span><text:span text:style-name="T76">n</text:span>、存在、變化。</text:p>
                        </text:list-item>
                        <text:list-item>
                          <text:p text:style-name="P114">（手電筒 發射的）光<text:span text:style-name="T62"> </text:span><text:span text:style-name="T63">↔</text:span><text:span text:style-name="T62">（讓 第一個個體 能夠觀測到 投影世界的）某一特定存在</text:span>。</text:p>
                          <text:list>
                            <text:list-item>
                              <text:p text:style-name="P117"><text:span text:style-name="T62">第一個個體 對 </text:span>球的 表面、影子 <text:span text:style-name="T62">的 認定 </text:span><text:span text:style-name="T63">↔</text:span><text:span text:style-name="T62"> 投影世界觀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22:47:49.858000000</dc:date>
    <meta:editing-duration>P198DT23M27S</meta:editing-duration>
    <meta:editing-cycles>10505</meta:editing-cycles>
    <meta:document-statistic meta:table-count="0" meta:image-count="0" meta:object-count="0" meta:page-count="1" meta:paragraph-count="298" meta:word-count="6340" meta:character-count="7473" meta:non-whitespace-character-count="6795"/>
  </office:meta>
</office:document-meta>
</file>